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margin-left="0.25in">
        <style:tab-stops/>
      </style:paragraph-properties>
    </style:style>
  </office:automatic-styles>
  <office:body>
    <office:text text:use-soft-page-breaks="true">
      <text:p text:style-name="P1">Tareas que quedan.<text:s/></text:p>
      <text:p text:style-name="Normal">Página catálogo:<text:s/></text:p>
      <text:p text:style-name="Normal">1.Añadir fotos. Lo haría con el props.pelicula.nombre. Añadimos un src de esos de imágenes en el película.jsx. Hay que elegir muchas películas y sus imágenes.<text:s/></text:p>
      <text:p text:style-name="Normal">2.Añadir click para ir a ficha detallada. Crear esa ficha detallada.<text:s/></text:p>
      <text:p text:style-name="Normal">3.Añadir click para ir a Favoritos. (Solo si se es usuario)<text:s/></text:p>
      <text:p text:style-name="Normal"/>
      <text:p text:style-name="Normal">Página Detallada:<text:s/></text:p>
      <text:p text:style-name="Normal">1.Mostrar comentarios.<text:s/></text:p>
      <text:p text:style-name="Normal">2.Añadir puntuación. Solo si se es usuario.<text:s/></text:p>
      <text:p text:style-name="Normal">3.Añadir comentarios. Solo si se es usuario.<text:s/></text:p>
      <text:p text:style-name="Normal">4.Añadir un resumen de la peli. (Que se vea aquí pero en el catálogo no).<text:s/></text:p>
      <text:p text:style-name="Normal">5.Poder añadir a favoritos. Solo si se es usuario.<text:s/></text:p>
      <text:p text:style-name="P2"/>
      <text:p text:style-name="Normal">Página Favoritos:<text:s/></text:p>
      <text:p text:style-name="Normal">1.Hay que hacer favoritos.jsc y favoritoitem.jsx O sea como en catalogo y película.<text:s/></text:p>
      <text:p text:style-name="Normal"/>
      <text:p text:style-name="Normal">Página Login:<text:s/></text:p>
      <text:p text:style-name="Normal">1. Formulario que se verifica con Firebase Authentification.<text:s/></text:p>
      <text:p text:style-name="Normal">2. El login será una variable de contexto.<text:s/></text:p>
      <text:p text:style-name="Normal"/>
      <text:p text:style-name="Normal">Página Registre:<text:s/></text:p>
      <text:p text:style-name="Normal">1.Formulario que se llena con Firebase Authentification.<text:s/></text:p>
      <text:p text:style-name="P3"/>
      <text:p text:style-name="Normal">Páginas estáticas Legal y Contacto:</text:p>
      <text:p text:style-name="Normal"><text:s/>1.Sinmas ponerlas bonitas y rellenarlas de contenid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ren  Mailharin Ortigosa</meta:initial-creator>
    <dc:creator>Miren  Mailharin Ortigosa</dc:creator>
    <meta:creation-date>2026-03-13T08:56:00Z</meta:creation-date>
    <dc:date>2026-03-13T09:39:00Z</dc:date>
    <meta:template xlink:href="Normal" xlink:type="simple"/>
    <meta:editing-cycles>1</meta:editing-cycles>
    <meta:editing-duration>PT2580S</meta:editing-duration>
    <meta:document-statistic meta:page-count="1" meta:paragraph-count="1" meta:word-count="151" meta:character-count="986" meta:row-count="6" meta:non-whitespace-character-count="836"/>
  </office:meta>
</office:document-meta>
</file>